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fonksionlar üzerinden yürür. fonksionların girdileri ve çıktıları bulunur.</text:p>
        <ns0:p ns0:style-name="rststyle-codeblock">cikti = fonksion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
Girintileme için 4 boşluk, 2 boşluk veya tek tab kullanabilirsiniz. Bu yazıda 4 boşluğu tercih edeceğiz.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</text:section>
      <text:section text:name="Section2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fonksionunu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fonksionuna birden çok girdi verebilirsiniz. Bu şekilde aralarına birer boşluk koyarak yazdırır.</text:p>
        <ns0:p ns0:style-name="rststyle-codeblock">print("Merhaba",12,"Dünya",True)<ns0:line-break/>-&gt; Merhaba 12 Dünya True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fonksionunu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1:55:50</meta:creation-date>
    <dc:creator>a</dc:creator>
    <dc:date>2021-07-05T11:55:50</dc:date>
    <dc:language>en-US</dc:language>
    <meta:editing-cycles>1</meta:editing-cycles>
    <meta:editing-duration>PT00M01S</meta:editing-duration>
    <dc:title>Python dersi</dc:title>
  </office:meta>
</office:document-meta>
</file>